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fo:color="#222222" style:font-name-asian="Times New Roman1" style:font-name-complex="Times New Roman1"/>
    </style:style>
    <style:style style:name="P2" style:family="paragraph" style:parent-style-name="Standard">
      <style:paragraph-properties fo:margin-top="0in" fo:margin-bottom="0in"/>
      <style:text-properties style:font-name-asian="Times New Roman1" style:font-name-complex="Times New Roman1"/>
    </style:style>
    <style:style style:name="P3"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4" style:family="paragraph" style:parent-style-name="Standard">
      <style:text-properties style:font-name-complex="Times New Roman1"/>
    </style:style>
    <style:style style:name="P5" style:family="paragraph" style:parent-style-name="Standard">
      <style:paragraph-properties fo:margin-left="0in" fo:margin-right="0in" fo:margin-top="0in" fo:margin-bottom="0in" fo:text-indent="0in" style:auto-text-indent="false"/>
      <style:text-properties style:font-name-asian="Times New Roman1" style:font-name-complex="Times New Roman1"/>
    </style:style>
    <style:style style:name="P6" style:family="paragraph" style:parent-style-name="Standard" style:master-page-name="Standard">
      <style:paragraph-properties fo:margin-top="0in" fo:margin-bottom="0in" style:page-number="auto"/>
      <style:text-properties fo:color="#222222" style:font-name-asian="Times New Roman1" style:font-name-complex="Times New Roman1"/>
    </style:style>
    <style:style style:name="P7" style:family="paragraph" style:parent-style-name="Standard">
      <style:paragraph-properties fo:margin-top="0in" fo:margin-bottom="0in"/>
    </style:style>
    <style:style style:name="P8" style:family="paragraph" style:parent-style-name="Standard" style:list-style-name="L1">
      <style:paragraph-properties fo:margin-top="0in" fo:margin-bottom="0in"/>
    </style:style>
    <style:style style:name="P9" style:family="paragraph" style:parent-style-name="Standard" style:list-style-name="L2">
      <style:paragraph-properties fo:margin-top="0in" fo:margin-bottom="0in"/>
    </style:style>
    <style:style style:name="P10" style:family="paragraph" style:parent-style-name="Standard" style:list-style-name="L5">
      <style:paragraph-properties fo:margin-top="0in" fo:margin-bottom="0in"/>
    </style:style>
    <style:style style:name="P11" style:family="paragraph" style:parent-style-name="Standard">
      <style:paragraph-properties fo:margin-top="0in" fo:margin-bottom="0in"/>
      <style:text-properties fo:color="#1f497d" style:font-name="Calibri" fo:font-size="11pt" style:font-size-asian="11pt" style:font-name-complex="Arial2" style:font-size-complex="11pt"/>
    </style:style>
    <style:style style:name="P12" style:family="paragraph" style:parent-style-name="Standard" style:list-style-name="L9">
      <style:paragraph-properties fo:margin-top="0in" fo:margin-bottom="0in"/>
      <style:text-properties fo:color="#1f497d" style:font-name="Calibri" fo:font-size="11pt" style:font-size-asian="11pt" style:font-name-complex="Arial2" style:font-size-complex="11pt"/>
    </style:style>
    <style:style style:name="P13" style:family="paragraph" style:parent-style-name="Standard">
      <style:paragraph-properties fo:margin-top="0in" fo:margin-bottom="0in"/>
      <style:text-properties fo:color="#222222" style:font-name="Arial1" fo:font-size="10pt" style:font-name-asian="Times New Roman1" style:font-size-asian="10pt" style:font-name-complex="Arial2" style:font-size-complex="10pt"/>
    </style:style>
    <style:style style:name="P14" style:family="paragraph" style:parent-style-name="Standard" style:list-style-name="L11">
      <style:paragraph-properties fo:margin-top="0in" fo:margin-bottom="0in"/>
      <style:text-properties fo:color="#222222" style:font-name="Arial1" fo:font-size="10pt" style:font-name-asian="Times New Roman1" style:font-size-asian="10pt" style:font-name-complex="Arial2" style:font-size-complex="10pt"/>
    </style:style>
    <style:style style:name="P15" style:family="paragraph" style:parent-style-name="Standard" style:list-style-name="L8">
      <style:paragraph-properties fo:margin-top="0in" fo:margin-bottom="0in"/>
    </style:style>
    <style:style style:name="P16" style:family="paragraph" style:parent-style-name="Standard" style:list-style-name="L10">
      <style:paragraph-properties fo:margin-top="0in" fo:margin-bottom="0in"/>
    </style:style>
    <style:style style:name="P17" style:family="paragraph" style:parent-style-name="Standard" style:list-style-name="L11">
      <style:paragraph-properties fo:margin-top="0in" fo:margin-bottom="0in"/>
    </style:style>
    <style:style style:name="P18" style:family="paragraph" style:parent-style-name="Standard" style:list-style-name="L7"/>
    <style:style style:name="P19" style:family="paragraph" style:parent-style-name="Standard" style:list-style-name="L3">
      <style:paragraph-properties fo:margin-left="0in" fo:margin-right="0in" fo:margin-top="0in" fo:margin-bottom="0in" fo:text-indent="0in" style:auto-text-indent="false"/>
      <style:text-properties fo:color="#222222" style:font-name-asian="Times New Roman1" style:font-name-complex="Times New Roman1"/>
    </style:style>
    <style:style style:name="P20" style:family="paragraph" style:parent-style-name="Standard" style:list-style-name="L3">
      <style:paragraph-properties fo:margin-left="0in" fo:margin-right="0in" fo:margin-top="0in" fo:margin-bottom="0in" fo:text-indent="0in" style:auto-text-indent="false"/>
    </style:style>
    <style:style style:name="P21" style:family="paragraph" style:parent-style-name="Standard" style:list-style-name="L4">
      <style:paragraph-properties fo:margin-left="1in" fo:margin-right="0in" fo:margin-top="0in" fo:margin-bottom="0in" fo:text-indent="-0.25in" style:auto-text-indent="false"/>
      <style:text-properties fo:color="#222222" style:font-name-asian="Times New Roman1" style:font-name-complex="Times New Roman1"/>
    </style:style>
    <style:style style:name="P22" style:family="paragraph" style:parent-style-name="Standard" style:list-style-name="L4">
      <style:paragraph-properties fo:margin-left="1in" fo:margin-right="0in" fo:margin-top="0in" fo:margin-bottom="0in" fo:text-indent="-0.25in" style:auto-text-indent="false"/>
    </style:style>
    <style:style style:name="P23" style:family="paragraph" style:parent-style-name="List_20_Paragraph" style:list-style-name="WWNum1"/>
    <style:style style:name="P24" style:family="paragraph" style:parent-style-name="List_20_Paragraph" style:list-style-name="L6"/>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fo:color="#222222" style:font-name="Arial1" fo:font-size="10pt" style:font-size-asian="10pt" style:font-name-complex="Arial2" style:font-size-complex="10pt"/>
    </style:style>
    <style:style style:name="T4" style:family="text">
      <style:text-properties fo:color="#222222" style:font-name="Arial1" fo:font-size="10pt" style:font-size-asian="10pt" style:font-size-complex="10pt"/>
    </style:style>
    <style:style style:name="T5" style:family="text">
      <style:text-properties fo:color="#222222" style:font-name="Arial1" fo:font-size="10pt" style:font-name-asian="Times New Roman1" style:font-size-asian="10pt" style:font-name-complex="Arial2" style:font-size-complex="10pt"/>
    </style:style>
    <style:style style:name="T6" style:family="text">
      <style:text-properties fo:font-style="italic" style:font-style-asian="italic"/>
    </style:style>
    <style:style style:name="T7" style:family="text">
      <style:text-properties fo:color="#1f497d" style:font-name="Calibri" fo:font-size="11pt" style:font-size-asian="11pt" style:font-name-complex="Arial2"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62510928" text:id="ct62510928">
          <text:insertion>
            <office:change-info>
              <dc:creator>Alex Mandel</dc:creator>
              <dc:date>2012-01-06T11:33:00</dc:date>
            </office:change-info>
          </text:insertion>
        </text:changed-region>
        <text:changed-region xml:id="ct62511312" text:id="ct62511312">
          <text:insertion>
            <office:change-info>
              <dc:creator>Alex Mandel</dc:creator>
              <dc:date>2012-01-06T11:34:00</dc:date>
            </office:change-info>
          </text:insertion>
        </text:changed-region>
        <text:changed-region xml:id="ct62511504" text:id="ct62511504">
          <text:insertion>
            <office:change-info>
              <dc:creator>Alex Mandel</dc:creator>
              <dc:date>2012-01-06T11:33:00</dc:date>
            </office:change-info>
          </text:insertion>
        </text:changed-region>
        <text:changed-region xml:id="ct62505088" text:id="ct62505088">
          <text:insertion>
            <office:change-info>
              <dc:creator>Alex Mandel</dc:creator>
              <dc:date>2012-01-06T11:34:00</dc:date>
            </office:change-info>
          </text:insertion>
        </text:changed-region>
        <text:changed-region xml:id="ct62512320" text:id="ct62512320">
          <text:insertion>
            <office:change-info>
              <dc:creator>Alex Mandel</dc:creator>
              <dc:date>2012-01-06T11:35:00</dc:date>
            </office:change-info>
          </text:insertion>
        </text:changed-region>
        <text:changed-region xml:id="ct62512656" text:id="ct62512656">
          <text:insertion>
            <office:change-info>
              <dc:creator>Alex Mandel</dc:creator>
              <dc:date>2012-01-06T11:36:00</dc:date>
            </office:change-info>
          </text:insertion>
        </text:changed-region>
        <text:changed-region xml:id="ct62503296" text:id="ct62503296">
          <text:insertion>
            <office:change-info>
              <dc:creator>Alex Mandel</dc:creator>
              <dc:date>2012-01-06T13:56:00</dc:date>
            </office:change-info>
          </text:insertion>
        </text:changed-region>
        <text:changed-region xml:id="ct62513184" text:id="ct62513184">
          <text:insertion>
            <office:change-info>
              <dc:creator>Alex Mandel</dc:creator>
              <dc:date>2012-01-06T13:57:00</dc:date>
            </office:change-info>
          </text:insertion>
        </text:changed-region>
        <text:changed-region xml:id="ct62518864" text:id="ct62518864">
          <text:insertion>
            <office:change-info>
              <dc:creator>Alex Mandel</dc:creator>
              <dc:date>2012-01-06T11:36:00</dc:date>
            </office:change-info>
          </text:insertion>
        </text:changed-region>
        <text:changed-region xml:id="ct62530096" text:id="ct62530096">
          <text:insertion>
            <office:change-info>
              <dc:creator>Alex Mandel</dc:creator>
              <dc:date>2012-01-06T11:37:00</dc:date>
            </office:change-info>
          </text:insertion>
        </text:changed-region>
        <text:changed-region xml:id="ct62539232" text:id="ct62539232">
          <text:insertion>
            <office:change-info>
              <dc:creator>Alex Mandel</dc:creator>
              <dc:date>2012-01-07T15:35:00</dc:date>
            </office:change-info>
          </text:insertion>
        </text:changed-region>
        <text:changed-region xml:id="ct62538752" text:id="ct62538752">
          <text:insertion>
            <office:change-info>
              <dc:creator>Alex Mandel</dc:creator>
              <dc:date>2012-01-07T15:34:00</dc:date>
            </office:change-info>
          </text:insertion>
        </text:changed-region>
        <text:changed-region xml:id="ct62561536" text:id="ct62561536">
          <text:insertion>
            <office:change-info>
              <dc:creator>Alex Mandel</dc:creator>
              <dc:date>2012-01-06T11:38:00</dc:date>
            </office:change-info>
          </text:insertion>
        </text:changed-region>
        <text:changed-region xml:id="ct62559920" text:id="ct62559920">
          <text:insertion>
            <office:change-info>
              <dc:creator>Alex Mandel</dc:creator>
              <dc:date>2012-01-06T11:40:00</dc:date>
            </office:change-info>
          </text:insertion>
        </text:changed-region>
        <text:changed-region xml:id="ct62571568" text:id="ct62571568">
          <text:insertion>
            <office:change-info>
              <dc:creator>Alex Mandel</dc:creator>
              <dc:date>2012-01-06T11:52:00</dc:date>
            </office:change-info>
          </text:insertion>
        </text:changed-region>
        <text:changed-region xml:id="ct62559024" text:id="ct62559024">
          <text:insertion>
            <office:change-info>
              <dc:creator>Alex Mandel</dc:creator>
              <dc:date>2012-01-06T11:53:00</dc:date>
            </office:change-info>
          </text:insertion>
        </text:changed-region>
        <text:changed-region xml:id="ct62578592" text:id="ct62578592">
          <text:insertion>
            <office:change-info>
              <dc:creator>Alex Mandel</dc:creator>
              <dc:date>2012-01-06T11:54:00</dc:date>
            </office:change-info>
          </text:insertion>
        </text:changed-region>
        <text:changed-region xml:id="ct62589312" text:id="ct62589312">
          <text:insertion>
            <office:change-info>
              <dc:creator>Alex Mandel</dc:creator>
              <dc:date>2012-01-07T15:17:00</dc:date>
            </office:change-info>
          </text:insertion>
        </text:changed-region>
        <text:changed-region xml:id="ct62592464" text:id="ct62592464">
          <text:insertion>
            <office:change-info>
              <dc:creator>Alex Mandel</dc:creator>
              <dc:date>2012-01-07T15:18:00</dc:date>
            </office:change-info>
          </text:insertion>
        </text:changed-region>
        <text:changed-region xml:id="ct62592064" text:id="ct62592064">
          <text:insertion>
            <office:change-info>
              <dc:creator>Alex Mandel</dc:creator>
              <dc:date>2012-01-07T15:19:00</dc:date>
            </office:change-info>
          </text:insertion>
        </text:changed-region>
        <text:changed-region xml:id="ct62583168" text:id="ct62583168">
          <text:insertion>
            <office:change-info>
              <dc:creator>Alex Mandel</dc:creator>
              <dc:date>2012-01-07T15:20:00</dc:date>
            </office:change-info>
          </text:insertion>
        </text:changed-region>
        <text:changed-region xml:id="ct62594976" text:id="ct62594976">
          <text:insertion>
            <office:change-info>
              <dc:creator>Alex Mandel</dc:creator>
              <dc:date>2012-01-07T15:21:00</dc:date>
            </office:change-info>
          </text:insertion>
        </text:changed-region>
        <text:changed-region xml:id="ct62401728" text:id="ct62401728">
          <text:insertion>
            <office:change-info>
              <dc:creator>Alex Mandel</dc:creator>
              <dc:date>2012-01-07T15:24:00</dc:date>
            </office:change-info>
          </text:insertion>
        </text:changed-region>
        <text:changed-region xml:id="ct62585424" text:id="ct62585424">
          <text:insertion>
            <office:change-info>
              <dc:creator>Alex Mandel</dc:creator>
              <dc:date>2012-01-07T15:25:00</dc:date>
            </office:change-info>
          </text:insertion>
        </text:changed-region>
        <text:changed-region xml:id="ct61848848" text:id="ct61848848">
          <text:insertion>
            <office:change-info>
              <dc:creator>Alex Mandel</dc:creator>
              <dc:date>2012-01-07T22:24:00</dc:date>
            </office:change-info>
          </text:insertion>
        </text:changed-region>
        <text:changed-region xml:id="ct62593840" text:id="ct62593840">
          <text:insertion>
            <office:change-info>
              <dc:creator>Alex Mandel</dc:creator>
              <dc:date>2012-01-07T22:25:00</dc:date>
            </office:change-info>
          </text:insertion>
        </text:changed-region>
        <text:changed-region xml:id="ct62594160" text:id="ct62594160">
          <text:insertion>
            <office:change-info>
              <dc:creator>Alex Mandel</dc:creator>
              <dc:date>2012-01-08T00:04:00</dc:date>
            </office:change-info>
          </text:insertion>
        </text:changed-region>
        <text:changed-region xml:id="ct62600256" text:id="ct62600256">
          <text:insertion>
            <office:change-info>
              <dc:creator>Alex Mandel</dc:creator>
              <dc:date>2012-01-08T00:19:00</dc:date>
            </office:change-info>
          </text:insertion>
        </text:changed-region>
        <text:changed-region xml:id="ct59839760" text:id="ct59839760">
          <text:insertion>
            <office:change-info>
              <dc:creator>Alex Mandel</dc:creator>
              <dc:date>2012-01-06T11:59:00</dc:date>
            </office:change-info>
          </text:insertion>
        </text:changed-region>
        <text:changed-region xml:id="ct59839952" text:id="ct59839952">
          <text:insertion>
            <office:change-info>
              <dc:creator>Alex Mandel</dc:creator>
              <dc:date>2012-01-06T12:02:00</dc:date>
            </office:change-info>
          </text:insertion>
        </text:changed-region>
        <text:changed-region xml:id="ct62616656" text:id="ct62616656">
          <text:insertion>
            <office:change-info>
              <dc:creator>Alex Mandel</dc:creator>
              <dc:date>2012-01-06T12:03:00</dc:date>
            </office:change-info>
          </text:insertion>
        </text:changed-region>
        <text:changed-region xml:id="ct62617232" text:id="ct62617232">
          <text:insertion>
            <office:change-info>
              <dc:creator>Alex Mandel</dc:creator>
              <dc:date>2012-01-06T12:04:00</dc:date>
            </office:change-info>
          </text:insertion>
        </text:changed-region>
        <text:changed-region xml:id="ct62617424" text:id="ct62617424">
          <text:insertion>
            <office:change-info>
              <dc:creator>Alex Mandel</dc:creator>
              <dc:date>2012-01-06T12:05:00</dc:date>
            </office:change-info>
          </text:insertion>
        </text:changed-region>
        <text:changed-region xml:id="ct62619280" text:id="ct62619280">
          <text:insertion>
            <office:change-info>
              <dc:creator>Alex Mandel</dc:creator>
              <dc:date>2012-01-06T12:06:00</dc:date>
            </office:change-info>
          </text:insertion>
        </text:changed-region>
        <text:changed-region xml:id="ct60592112" text:id="ct60592112">
          <text:insertion>
            <office:change-info>
              <dc:creator>Alex Mandel</dc:creator>
              <dc:date>2012-01-06T12:07:00</dc:date>
            </office:change-info>
          </text:insertion>
        </text:changed-region>
        <text:changed-region xml:id="ct60590288" text:id="ct60590288">
          <text:insertion>
            <office:change-info>
              <dc:creator>Alex Mandel</dc:creator>
              <dc:date>2012-01-06T12:08:00</dc:date>
            </office:change-info>
          </text:insertion>
        </text:changed-region>
        <text:changed-region xml:id="ct53376816" text:id="ct53376816">
          <text:insertion>
            <office:change-info>
              <dc:creator>Alex Mandel</dc:creator>
              <dc:date>2012-01-13T01:05:00</dc:date>
            </office:change-info>
          </text:insertion>
        </text:changed-region>
        <text:changed-region xml:id="ct62126128" text:id="ct62126128">
          <text:insertion>
            <office:change-info>
              <dc:creator>Alex Mandel</dc:creator>
              <dc:date>2012-01-13T01:15:00</dc:date>
            </office:change-info>
          </text:insertion>
        </text:changed-region>
        <text:changed-region xml:id="ct62126864" text:id="ct62126864">
          <text:insertion>
            <office:change-info>
              <dc:creator>Alex Mandel</dc:creator>
              <dc:date>2012-01-13T01:05:00</dc:date>
            </office:change-info>
          </text:insertion>
        </text:changed-region>
        <text:changed-region xml:id="ct64568320" text:id="ct64568320">
          <text:insertion>
            <office:change-info>
              <dc:creator>Alex Mandel</dc:creator>
              <dc:date>2012-01-13T01:16:00</dc:date>
            </office:change-info>
          </text:insertion>
        </text:changed-region>
        <text:changed-region xml:id="ct64292048" text:id="ct64292048">
          <text:insertion>
            <office:change-info>
              <dc:creator>Alex Mandel</dc:creator>
              <dc:date>2012-01-13T01:05:00</dc:date>
            </office:change-info>
          </text:insertion>
        </text:changed-region>
        <text:changed-region xml:id="ct65103264" text:id="ct65103264">
          <text:insertion>
            <office:change-info>
              <dc:creator>Alex Mandel</dc:creator>
              <dc:date>2012-01-13T01:30:00</dc:date>
            </office:change-info>
          </text:insertion>
        </text:changed-region>
        <text:changed-region xml:id="ct62771568" text:id="ct62771568">
          <text:insertion>
            <office:change-info>
              <dc:creator>Alex Mandel</dc:creator>
              <dc:date>2012-01-13T01:05:00</dc:date>
            </office:change-info>
          </text:insertion>
        </text:changed-region>
        <text:changed-region xml:id="ct61974192" text:id="ct61974192">
          <text:insertion>
            <office:change-info>
              <dc:creator>Alex Mandel</dc:creator>
              <dc:date>2012-01-13T01:31:00</dc:date>
            </office:change-info>
          </text:insertion>
        </text:changed-region>
        <text:changed-region xml:id="ct61974000" text:id="ct61974000">
          <text:insertion>
            <office:change-info>
              <dc:creator>Alex Mandel</dc:creator>
              <dc:date>2012-01-13T01:05:00</dc:date>
            </office:change-info>
          </text:insertion>
        </text:changed-region>
        <text:changed-region xml:id="ct65191792" text:id="ct65191792">
          <text:insertion>
            <office:change-info>
              <dc:creator>Alex Mandel</dc:creator>
              <dc:date>2012-01-13T01:31:00</dc:date>
            </office:change-info>
          </text:insertion>
        </text:changed-region>
        <text:changed-region xml:id="ct64648688" text:id="ct64648688">
          <text:insertion>
            <office:change-info>
              <dc:creator>Alex Mandel</dc:creator>
              <dc:date>2012-01-13T01:05:00</dc:date>
            </office:change-info>
          </text:insertion>
        </text:changed-region>
        <text:changed-region xml:id="ct64874048" text:id="ct64874048">
          <text:insertion>
            <office:change-info>
              <dc:creator>Alex Mandel</dc:creator>
              <dc:date>2012-01-13T01:31:00</dc:date>
            </office:change-info>
          </text:insertion>
        </text:changed-region>
        <text:changed-region xml:id="ct64896384" text:id="ct64896384">
          <text:insertion>
            <office:change-info>
              <dc:creator>Alex Mandel</dc:creator>
              <dc:date>2012-01-13T01:05:00</dc:date>
            </office:change-info>
          </text:insertion>
        </text:changed-region>
        <text:changed-region xml:id="ct65020496" text:id="ct65020496">
          <text:insertion>
            <office:change-info>
              <dc:creator>Alex Mandel</dc:creator>
              <dc:date>2012-01-13T01:31:00</dc:date>
            </office:change-info>
          </text:insertion>
        </text:changed-region>
        <text:changed-region xml:id="ct65038208" text:id="ct65038208">
          <text:insertion>
            <office:change-info>
              <dc:creator>Alex Mandel</dc:creator>
              <dc:date>2012-01-13T01:05:00</dc:date>
            </office:change-info>
          </text:insertion>
        </text:changed-region>
        <text:changed-region xml:id="ct140425029989184" text:id="ct140425029989184">
          <text:insertion>
            <office:change-info>
              <dc:creator>Alex Mandel</dc:creator>
              <dc:date>2012-01-13T01:33:00</dc:date>
            </office:change-info>
          </text:insertion>
        </text:changed-region>
        <text:changed-region xml:id="ct65819296" text:id="ct65819296">
          <text:insertion>
            <office:change-info>
              <dc:creator>Alex Mandel</dc:creator>
              <dc:date>2012-01-13T01:34:00</dc:date>
            </office:change-info>
          </text:insertion>
        </text:changed-region>
        <text:changed-region xml:id="ct65276944" text:id="ct65276944">
          <text:insertion>
            <office:change-info>
              <dc:creator>Alex Mandel</dc:creator>
              <dc:date>2012-01-13T01: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m Robert Hijmans:</text:p>
      <text:p text:style-name="P1"/>
      <text:p text:style-name="P1">1)  Describe current bottlenecks and possible future developments in geospatial informatics that supports academic or applied environmental research. Please consider issues of repeat-ability and scale-ability, and issues of software and database development, maintenance and access.</text:p>
      <text:list xml:id="list1625785732" text:style-name="L1">
        <text:list-item>
          <text:p text:style-name="P8"><text:change-start text:change-id="ct62510928"/>Training</text:p>
          <text:list>
            <text:list-item>
              <text:p text:style-name="P8">Database thinking, SQL and NoSQL</text:p>
            </text:list-item>
            <text:list-item>
              <text:p text:style-name="P8">Web services</text:p>
            </text:list-item>
            <text:list-item>
              <text:p text:style-name="P8">Stuck on the Desktop</text:p>
            </text:list-item>
          </text:list>
        </text:list-item>
        <text:list-item>
          <text:p text:style-name="P8">Scale-ability</text:p>
          <text:list>
            <text:list-item>
              <text:p text:style-name="P8">Arcgis limited to 32 bit and 4GB of ram</text:p>
            </text:list-item>
            <text:list-item>
              <text:p text:style-name="P8">Hadoop map-reduce shown to be faster than current Postgis for nearest neighbor <text:change-end text:change-id="ct62510928"/><text:change-start text:change-id="ct62511312"/>–<text:change-end text:change-id="ct62511312"/><text:change-start text:change-id="ct62511504"/> <text:change-end text:change-id="ct62511504"/><text:change-start text:change-id="ct62505088"/>expensive operations, postgis 2.0 bring a lot of new features</text:p>
            </text:list-item>
          </text:list>
        </text:list-item>
        <text:list-item>
          <text:p text:style-name="P8"><text:change-end text:change-id="ct62505088"/><text:change-start text:change-id="ct62512320"/>Software</text:p>
          <text:list>
            <text:list-item>
              <text:p text:style-name="P8">Front end data entry</text:p>
            </text:list-item>
            <text:list-item>
              <text:p text:style-name="P8">Everything isn't a script</text:p>
            </text:list-item>
            <text:list-item>
              <text:p text:style-name="P8">Vendor format lock-in<text:change-end text:change-id="ct62512320"/><text:change-start text:change-id="ct62512656"/></text:p>
            </text:list-item>
            <text:list-item>
              <text:p text:style-name="P8">Standards Support<text:change-end text:change-id="ct62512656"/><text:change-start text:change-id="ct62503296"/></text:p>
            </text:list-item>
          </text:list>
        </text:list-item>
        <text:list-item>
          <text:p text:style-name="P8">Space Time m<text:change-end text:change-id="ct62503296"/><text:change-start text:change-id="ct62513184"/>ulti-dimensional data, netcdf</text:p>
        </text:list-item>
        <text:list-item>
          <text:p text:style-name="P8">Sensorweb<text:change-end text:change-id="ct62513184"/></text:p>
        </text:list-item>
      </text:list>
      <text:p text:style-name="P1"/>
      <text:p text:style-name="P1">2) Discuss some aspects of how spatial data analysis is different from non-spatial data analysis. Please briefly cover the main types of (quantitative) spatial data analysis.  Also mention why spatial autocorrelation is important in analyzing geographic data. </text:p>
      <text:list xml:id="list294086990" text:style-name="L2">
        <text:list-item>
          <text:p text:style-name="P9"><text:change-start text:change-id="ct62518864"/>Location Matters? is the same location<text:change-end text:change-id="ct62518864"/><text:change-start text:change-id="ct62530096"/> or is known to have no influence on results </text:p>
        </text:list-item>
        <text:list-item>
          <text:p text:style-name="P9">Types:</text:p>
          <text:list>
            <text:list-item>
              <text:p text:style-name="P9">Point Pattern (GPS Telemetry, Species sitings, random point sampling of discrete phenomenon)</text:p>
            </text:list-item>
            <text:list-item>
              <text:p text:style-name="P9">Lattice</text:p>
            </text:list-item>
            <text:list-item>
              <text:p text:style-name="P9">Geostatistics</text:p>
            </text:list-item>
            <text:list-item>
              <text:p text:style-name="P9">Raster</text:p>
            </text:list-item>
            <text:list-item>
              <text:p text:style-name="P9">Lidar (Point Cloud)</text:p>
              <text:p text:style-name="P9"/>
            </text:list-item>
          </text:list>
        </text:list-item>
      </text:list>
      <text:p text:style-name="P5"/>
      <text:p text:style-name="P5"><text:change-end text:change-id="ct62530096"/>From Ryan Galt</text:p>
      <text:p text:style-name="P3"/>
      <text:list xml:id="list1826457045" text:style-name="L3">
        <text:list-item>
          <text:p text:style-name="P19">Define the three main philosophies (including their ontologies<text:change-start text:change-id="ct62539232"/>(entities and hierarchies)<text:change-end text:change-id="ct62539232"/> and epistemologies<text:change-start text:change-id="ct62538752"/>(knowledge production)<text:change-end text:change-id="ct62538752"/>) that underly GIS and critical GIS.  How does critical GIS seek to inform GIS practice and thought, and how successful has it been?  What can GIS practitioners of a positivist bent learn from poststructuralist and critical realist perspectives?<text:change-start text:change-id="ct62561536"/></text:p>
        </text:list-item>
      </text:list>
      <text:list xml:id="list1371932792" text:style-name="L4">
        <text:list-item>
          <text:p text:style-name="P21">positivist, (epistemologies?)</text:p>
        </text:list-item>
        <text:list-item>
          <text:p text:style-name="P21">Need to read papers to fine 3 philosophies, one paper said there wasn't even a definition for critical geography</text:p>
        </text:list-item>
        <text:list-item>
          <text:p text:style-name="P21"><text:soft-page-break/>Its not an either or question</text:p>
        </text:list-item>
        <text:list-item>
          <text:p text:style-name="P22"><text:span text:style-name="T1">If you know </text:span><text:span text:style-name="T2">the</text:span><text:span text:style-name="T1"> data going in is an interpreted representation of the world why wouldn't the data coming out also be the same.</text:span></text:p>
        </text:list-item>
      </text:list>
      <text:list xml:id="list1549531740" text:continue-list="list1826457045" text:style-name="L3">
        <text:list-item>
          <text:list>
            <text:list-item>
              <text:list>
                <text:list-header>
                  <text:p text:style-name="P20"><text:change-end text:change-id="ct62561536"/><text:span text:style-name="T1"><text:line-break/>2. Describe Tufte's main design principles.  Evaluate each from your own perspective (as informed by your work and education in cartography and GIS), and formulate a critique </text:span><text:span text:style-name="T1">of Tufte's assertions about best principles for design from the perspective of Wood.  To what extent would you agree and disagree with Wood's response?</text:span><text:change-start text:change-id="ct62559920"/></text:p>
                </text:list-header>
              </text:list>
            </text:list-item>
          </text:list>
        </text:list-item>
      </text:list>
      <text:list xml:id="list902011312" text:style-name="L5">
        <text:list-item>
          <text:p text:style-name="P10"><text:change-end text:change-id="ct62559920"/><text:change-start text:change-id="ct62571568"/><text:span text:style-name="T1">list of tufte's design principles</text:span><text:change-end text:change-id="ct62571568"/><text:change-start text:change-id="ct62559024"/><text:span text:style-name="T1">?</text:span></text:p>
        </text:list-item>
        <text:list-item>
          <text:p text:style-name="P10"><text:span text:style-name="T1">what does Wood think is wrong about tufte? is he actually critical of </text:span><text:change-end text:change-id="ct62559024"/><text:change-start text:change-id="ct62578592"/><text:span text:style-name="T1">tufte?</text:span><text:change-end text:change-id="ct62578592"/></text:p>
        </text:list-item>
      </text:list>
      <text:p text:style-name="P3"/>
      <text:p text:style-name="P2"/>
      <text:p text:style-name="P4">From Chris Benner</text:p>
      <text:list xml:id="list340980334" text:style-name="WWNum1">
        <text:list-item>
          <text:p text:style-name="P23">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6">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6">use</text:span> the technologies.<text:change-start text:change-id="ct62589312"/></text:p>
        </text:list-item>
      </text:list>
      <text:list xml:id="list1852389469" text:style-name="L6">
        <text:list-item>
          <text:p text:style-name="P24">Internet as a horizontal structure?<text:change-end text:change-id="ct62589312"/><text:change-start text:change-id="ct62592464"/> </text:p>
        </text:list-item>
        <text:list-item>
          <text:p text:style-name="P24">Lack of elec. power in africa, </text:p>
        </text:list-item>
        <text:list-item>
          <text:p text:style-name="P24">Does direct intervention work?<text:change-end text:change-id="ct62592464"/><text:change-start text:change-id="ct62592064"/> What drives socio-economic change?</text:p>
        </text:list-item>
        <text:list-item>
          <text:p text:style-name="P24"><text:change-end text:change-id="ct62592064"/><text:change-start text:change-id="ct62583168"/>Disruptive Technologies, OSM caused Ordinance Survey to rethink it's data policies, Geowankers pushed Google into a public API, <text:change-end text:change-id="ct62583168"/><text:change-start text:change-id="ct62594976"/>OLPC and the age of the netbook. <text:change-end text:change-id="ct62594976"/><text:change-start text:change-id="ct62401728"/></text:p>
        </text:list-item>
        <text:list-item>
          <text:p text:style-name="P24">Sahana, dumb phones and smart phones</text:p>
        </text:list-item>
        <text:list-item>
          <text:p text:style-name="P24">Anonymous support of <text:change-end text:change-id="ct62401728"/><text:change-start text:change-id="ct62585424"/>Arab spring<text:change-end text:change-id="ct62585424"/><text:change-start text:change-id="ct61848848"/></text:p>
        </text:list-item>
        <text:list-item>
          <text:p text:style-name="P24">Elwood 2006 vs Elwood 2010<text:change-end text:change-id="ct61848848"/><text:change-start text:change-id="ct62593840"/> – roles of producer and user are changing<text:change-end text:change-id="ct62593840"/><text:change-start text:change-id="ct62594160"/></text:p>
        </text:list-item>
        <text:list-item>
          <text:p text:style-name="P24"><text:soft-page-break/>Haklay 2008 – 2005 is the turn towards usable web maps<text:change-end text:change-id="ct62594160"/><text:change-start text:change-id="ct62600256"/>, p13 gamification<text:change-end text:change-id="ct62600256"/></text:p>
        </text:list-item>
      </text:list>
      <text:list xml:id="list312289270" text:continue-list="list340980334" text:style-name="WWNum1">
        <text:list-item>
          <text:p text:style-name="P23">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1327272341" text:style-name="L7">
        <text:list-item>
          <text:p text:style-name="P18"><text:change-start text:change-id="ct59839760"/>Definition of Free does always mean money</text:p>
        </text:list-item>
        <text:list-item>
          <text:p text:style-name="P18">All of the examples mentioned are built using open source tools<text:change-end text:change-id="ct59839760"/><text:change-start text:change-id="ct59839952"/></text:p>
          <text:list>
            <text:list-item>
              <text:p text:style-name="P18">Apache, Nginx(Hulu)</text:p>
            </text:list-item>
            <text:list-item>
              <text:p text:style-name="P18">Linux Servers, <text:change-end text:change-id="ct59839952"/><text:change-start text:change-id="ct62616656"/>Xen/KVM virtual machines</text:p>
            </text:list-item>
            <text:list-item>
              <text:p text:style-name="P18">Google gives employees paid time to work on FOSS projects</text:p>
            </text:list-item>
            <text:list-item>
              <text:p text:style-name="P18">Google summer of code</text:p>
            </text:list-item>
            <text:list-item>
              <text:p text:style-name="P18">Google code hosting</text:p>
            </text:list-item>
            <text:list-item>
              <text:p text:style-name="P18">Goobuntu</text:p>
            </text:list-item>
            <text:list-item>
              <text:p text:style-name="P18"><text:change-end text:change-id="ct62616656"/><text:change-start text:change-id="ct62617232"/>Heavy use of Python</text:p>
            </text:list-item>
            <text:list-item>
              <text:p text:style-name="P18">Facebook, php+cassandra database</text:p>
            </text:list-item>
          </text:list>
        </text:list-item>
        <text:list-item>
          <text:p text:style-name="P18"><text:change-end text:change-id="ct62617232"/><text:change-start text:change-id="ct62617424"/>Google Earth is considered by many to not be a true GIS platform, KML is an open specification and standard and can be opened/writen by other applications.<text:change-end text:change-id="ct62617424"/><text:change-start text:change-id="ct62619280"/></text:p>
        </text:list-item>
        <text:list-item>
          <text:p text:style-name="P18">Business model would not be possible without leveraging FOSS tools.</text:p>
        </text:list-item>
        <text:list-item>
          <text:p text:style-name="P18"><text:soft-page-break/>To contrast- Openstreetmap, Occupy, PublicLab, Wikipedia, Daviswiki<text:change-end text:change-id="ct62619280"/><text:change-start text:change-id="ct60592112"/></text:p>
        </text:list-item>
        <text:list-item>
          <text:p text:style-name="P18">Twitter Stack - <text:a xlink:type="simple" xlink:href="https://dev.twitter.com/opensource/thanks">https://dev.twitter.com/opensource/thanks</text:a><text:change-end text:change-id="ct60592112"/><text:change-start text:change-id="ct60590288"/></text:p>
        </text:list-item>
        <text:list-item>
          <text:p text:style-name="P18">No one said the front end had to be open source, in fact the only problem with most of the free services(not always a a problem) is the licensing of information submitted to the system.<text:change-end text:change-id="ct60590288"/><text:change-start text:change-id="ct53376816"/></text:p>
        </text:list-item>
      </text:list>
      <text:p text:style-name="Standard"/>
      <text:p text:style-name="P7"><text:span text:style-name="T3">Jim Quinn’s questions for Alex Mandel:</text:span></text:p>
      <text:p text:style-name="P7"><text:span text:style-name="T3"> </text:span></text:p>
      <text:p text:style-name="P7"><text:span text:style-name="T3">1)  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span></text:p>
      <text:p text:style-name="P7"><text:span text:style-name="T3"/></text:p>
      <text:list xml:id="list2094679510" text:style-name="L10">
        <text:list-item>
          <text:p text:style-name="P16"><text:span text:style-name="T3">Copyright vs Patent</text:span></text:p>
        </text:list-item>
        <text:list-item>
          <text:p text:style-name="P16"><text:span text:style-name="T3">Open Data is different, in the US stems from the concept of Taxpayer funded collection is public information.</text:span></text:p>
        </text:list-item>
        <text:list-item>
          <text:p text:style-name="P16"><text:span text:style-name="T3">Major Actors? MPAA, Disney etc.?</text:span></text:p>
        </text:list-item>
        <text:list-item>
          <text:p text:style-name="P16"><text:span text:style-name="T3">Origin of Patent and Copyright laws</text:span></text:p>
        </text:list-item>
        <text:list-item>
          <text:p text:style-name="P16"><text:span text:style-name="T3">Origin of the Scientific Journal/Papers </text:span><text:change-end text:change-id="ct53376816"/><text:change-start text:change-id="ct62126128"/><text:span text:style-name="T3">–</text:span><text:change-end text:change-id="ct62126128"/><text:change-start text:change-id="ct62126864"/><text:span text:style-name="T3"> anonymous authorship</text:span></text:p>
        </text:list-item>
        <text:list-item>
          <text:p text:style-name="P16"><text:span text:style-name="T3">Innovators </text:span><text:change-end text:change-id="ct62126864"/><text:change-start text:change-id="ct64568320"/><text:span text:style-name="T3">–</text:span><text:change-end text:change-id="ct64568320"/><text:change-start text:change-id="ct64292048"/><text:span text:style-name="T3"> Creative Commons</text:span></text:p>
        </text:list-item>
        <text:list-item>
          <text:p text:style-name="P16"><text:span text:style-name="T3">Work for hire concept.</text:span></text:p>
        </text:list-item>
        <text:list-item>
          <text:p text:style-name="P16"><text:span text:style-name="T3">Parcel dispute</text:span></text:p>
        </text:list-item>
        <text:list-item>
          <text:p text:style-name="P16"><text:span text:style-name="T3">Surveyors vs. GIS</text:span></text:p>
        </text:list-item>
      </text:list>
      <text:p text:style-name="P7"><text:span text:style-name="T3"> </text:span></text:p>
      <text:p text:style-name="P7"><text:span text:style-name="T3">2)  Both curated professional datasets (for example, museum collections, EPA water quality records) and structured “citizen science” data (e.g., Christmas bird counts, River Watch groups) have long been important to environmental analysis.  More broadly crowd-sourced observations (eBird, Open StreetMap, maybe even roadkill apps) may eventually emerge as a third leg of spatially-extensive environmental change-detection.  All have very different properties in how they are collected, and should be managed and interpreted.  Using case studies as appropriate, describe the differences, and how they affect the purposes for which such data should be used.  (Be sure to address reliability/trust issues for individual records, and differences in the attributes and statistical properties or the resulting datasets.)  How can citizen-science and/or crowd-sourced data sources be made more robust and useful in guiding sound environmental policy? </text:span></text:p>
      <text:p text:style-name="P11"/>
      <text:list xml:id="list1262970803" text:style-name="L9">
        <text:list-item>
          <text:p text:style-name="P12">Crowd source can cover a much wider area and less tangible things, but you need to convince people to participate. Also need redundancy in order to achieve accuracy.</text:p>
        </text:list-item>
        <text:list-item>
          <text:p text:style-name="P12">Appropriate use</text:p>
        </text:list-item>
        <text:list-item>
          <text:p text:style-name="P12">How accurate is data to begin with? (Spatial Accuracy book)</text:p>
        </text:list-item>
        <text:list-item>
          <text:p text:style-name="P12">Does it require an expert?</text:p>
        </text:list-item>
        <text:list-item>
          <text:p text:style-name="P12">What about cheap sensor networks</text:p>
        </text:list-item>
        <text:list-item>
          <text:p text:style-name="P12">Failure of Frog Watch, Succes of eBird(Christmas Count)</text:p>
        </text:list-item>
        <text:list-item>
          <text:p text:style-name="P12"><text:soft-page-break/><text:span text:style-name="T4">Surveyors vs. GIS</text:span></text:p>
        </text:list-item>
      </text:list>
      <text:p text:style-name="P11"/>
      <text:p text:style-name="P7"><text:span text:style-name="T7">From Bertram</text:span></text:p>
      <text:p text:style-name="P13"><text:bookmark text:name="_GoBack"/></text:p>
      <text:p text:style-name="P13"/>
      <text:p text:style-name="P7"><text:span text:style-name="T5">(1) Geographic information systems and other geospatial tools may or may not use additional dimensions beyond the traditional 2D map representations and the data domain: in particular, a third spatial dimension, as well as time, and even other conceptual or "semantic dimensions" are conceivable.  </text:span></text:p>
      <text:p text:style-name="P7"><text:span text:style-name="T5">    Give a brief introduction and overview of how existing systems can represent additional dimensions. In particular, how do current system deal with time? What data structures and operations are most commonly used or might be the most important when dealing with spatio-temporal data? What about GIS extensions for "semantic (meta-)data"? To what extent do they already exist and how could they be used?</text:span></text:p>
      <text:p text:style-name="P13"/>
      <text:list xml:id="list230173157" text:style-name="L11">
        <text:list-item>
          <text:p text:style-name="P17"><text:span text:style-name="T5">2D </text:span><text:change-end text:change-id="ct64292048"/><text:change-start text:change-id="ct65103264"/><text:span text:style-name="T5">–</text:span><text:change-end text:change-id="ct65103264"/><text:change-start text:change-id="ct62771568"/><text:span text:style-name="T5"> coloration/patterning</text:span></text:p>
        </text:list-item>
        <text:list-item>
          <text:p text:style-name="P14">2.5D</text:p>
        </text:list-item>
        <text:list-item>
          <text:p text:style-name="P14">3D <text:change-end text:change-id="ct62771568"/><text:change-start text:change-id="ct61974192"/>–<text:change-end text:change-id="ct61974192"/><text:change-start text:change-id="ct61974000"/> Height</text:p>
        </text:list-item>
        <text:list-item>
          <text:p text:style-name="P14">4D <text:change-end text:change-id="ct61974000"/><text:change-start text:change-id="ct65191792"/>–<text:change-end text:change-id="ct65191792"/><text:change-start text:change-id="ct64648688"/> Google Earth time slider</text:p>
        </text:list-item>
        <text:list-item>
          <text:p text:style-name="P14">Functions <text:change-end text:change-id="ct64648688"/><text:change-start text:change-id="ct64874048"/>–<text:change-end text:change-id="ct64874048"/><text:change-start text:change-id="ct64896384"/> Time Slider, Time delta</text:p>
        </text:list-item>
        <text:list-item>
          <text:p text:style-name="P14">Biggest problem <text:change-end text:change-id="ct64896384"/><text:change-start text:change-id="ct65020496"/>–<text:change-end text:change-id="ct65020496"/><text:change-start text:change-id="ct65038208"/> Time Zones, UTC, daylight savings</text:p>
        </text:list-item>
        <text:list-item>
          <text:p text:style-name="P14">Metadata support is poor, OSM has a great tagging system but it has to be collapsed to work cartographically.</text:p>
        </text:list-item>
        <text:list-item>
          <text:p text:style-name="P14">Traditional metadata is extremely cumbersome and the tools are not widespread the same way geoweb tools are</text:p>
        </text:list-item>
        <text:list-item>
          <text:p text:style-name="P14">Time is big news the last couple of years, packing a time data set isn't super clear though</text:p>
        </text:list-item>
      </text:list>
      <text:p text:style-name="P13"/>
      <text:p text:style-name="P7"><text:span text:style-name="T5">(2) 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text:span></text:p>
      <text:p text:style-name="P7"><text:span text:style-name="T5">    What are (i) the opportunities and (ii) the possible hazards and threats that you see emerging? What technical and non-technical solutions might we bring to bear?</text:span></text:p>
      <text:p text:style-name="P7"><text:change-end text:change-id="ct65038208"/><text:change-start text:change-id="ct140425029989184"/><text:span text:style-name="T7"/></text:p>
      <text:list xml:id="list1085295802" text:style-name="L8">
        <text:list-item>
          <text:p text:style-name="P15"><text:span text:style-name="T7">Pros:</text:span></text:p>
          <text:list>
            <text:list-item>
              <text:p text:style-name="P15"><text:span text:style-name="T7">Patterns we've never seen before</text:span></text:p>
            </text:list-item>
            <text:list-item>
              <text:p text:style-name="P15"><text:span text:style-name="T7">Better Data, wider coverage?</text:span></text:p>
            </text:list-item>
            <text:list-item>
              <text:p text:style-name="P15"><text:span text:style-name="T7">Innovation, Creative uses</text:span></text:p>
            </text:list-item>
            <text:list-item>
              <text:p text:style-name="P15"><text:span text:style-name="T7">More eyes looking for stuff</text:span></text:p>
            </text:list-item>
          </text:list>
        </text:list-item>
        <text:list-item>
          <text:p text:style-name="P15"><text:span text:style-name="T7">Cons:</text:span></text:p>
          <text:list>
            <text:list-item>
              <text:p text:style-name="P15"><text:span text:style-name="T7">Privacy + Abuse</text:span></text:p>
            </text:list-item>
            <text:list-item>
              <text:p text:style-name="P15"><text:span text:style-name="T7">Inappropriate use</text:span><text:change-end text:change-id="ct140425029989184"/><text:change-start text:change-id="ct65819296"/></text:p>
            </text:list-item>
            <text:list-item>
              <text:p text:style-name="P15"><text:span text:style-name="T7">More difficult to clean/manage data – most people don't know ho</text:span><text:change-end text:change-id="ct65819296"/><text:change-start text:change-id="ct65276944"/><text:span text:style-name="T7">w anyways</text:span><text:change-end text:change-id="ct6527694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29</meta:editing-cycles>
    <meta:creation-date>2012-01-05T18:07:00</meta:creation-date>
    <dc:date>2012-01-13T01:50:11</dc:date>
    <meta:editing-duration>PT10H59M36S</meta:editing-duration>
    <meta:generator>LibreOffice/3.3$Unix LibreOffice_project/330m19$Build-401</meta:generator>
    <meta:document-statistic meta:table-count="0" meta:image-count="0" meta:object-count="0" meta:page-count="5" meta:paragraph-count="103" meta:word-count="1667" meta:character-count="10470"/>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